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3cm" svg:height="1.5cm" svg:x="8.5cm" svg:y="11.5cm">
          <text:p text:style-name="P1">trail</text:p>
        </draw:ellipse>
        <draw:ellipse draw:style-name="gr1" draw:text-style-name="P1" draw:layer="layout" svg:width="3cm" svg:height="1.5cm" svg:x="8.5cm" svg:y="9.5cm">
          <text:p text:style-name="P1">int</text:p>
        </draw:ellipse>
        <draw:ellipse draw:style-name="gr1" draw:text-style-name="P1" draw:layer="layout" svg:width="3cm" svg:height="1.5cm" svg:x="8.5cm" svg:y="13.5cm">
          <text:p text:style-name="P1">track</text:p>
        </draw:ellipse>
        <draw:rect draw:style-name="gr1" draw:text-style-name="P1" draw:id="id1" draw:layer="layout" svg:width="3cm" svg:height="1.5cm" svg:x="8.5cm" svg:y="15.5cm">
          <text:p text:style-name="P1">space</text:p>
        </draw:rect>
        <draw:rect draw:style-name="gr1" draw:text-style-name="P1" draw:id="id2" draw:layer="layout" svg:width="3cm" svg:height="1.5cm" svg:x="8.5cm" svg:y="5.5cm">
          <text:p text:style-name="P1">ant</text:p>
        </draw:rect>
        <draw:frame draw:style-name="gr2" draw:layer="layout" svg:width="2.195cm" svg:height="0.962cm" svg:x="17.305cm" svg:y="1.538cm">
          <draw:text-box>
            <text:p>space</text:p>
          </draw:text-box>
        </draw:frame>
        <draw:ellipse draw:style-name="gr1" draw:text-style-name="P1" draw:layer="layout" svg:width="3cm" svg:height="1.5cm" svg:x="8.5cm" svg:y="7.5cm">
          <text:p text:style-name="P1">amble</text:p>
        </draw:ellipse>
        <draw:connector draw:style-name="gr3" draw:text-style-name="P1" draw:layer="layout" svg:x1="11.5cm" svg:y1="16.25cm" svg:x2="11.5cm" svg:y2="6.25cm" draw:start-shape="id1" draw:start-glue-point="1" draw:end-shape="id2" draw:end-glue-point="1" svg:d="m11500 16250h501v-10000h-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b Dell</meta:initial-creator>
    <meta:creation-date>2014-05-12T13:52:57</meta:creation-date>
    <dc:date>2014-05-12T15:34:32</dc:date>
    <dc:creator>Rob Dell</dc:creator>
    <meta:editing-duration>PT00H06M24S</meta:editing-duration>
    <meta:editing-cycles>2</meta:editing-cycles>
    <meta:generator>OpenOffice.org/3.2$Unix OpenOffice.org_project/320m12$Build-9483</meta:generator>
    <meta:document-statistic meta:object-count="8"/>
  </office:meta>
</office:document-meta>
</file>